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bria" svg:font-family="Cala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</office:font-face-decls>
  <office:automatic-styles>
    <style:style style:name="P1" style:family="paragraph" style:parent-style-name="Heading_20_4">
      <style:paragraph-properties fo:text-align="justify" style:justify-single-word="false"/>
      <style:text-properties fo:font-variant="normal" fo:text-transform="none" fo:color="#000000" loext:opacity="100%" style:font-name="Calabria" fo:font-size="12pt" fo:letter-spacing="normal" fo:font-style="normal" fo:font-weight="normal" officeooo:rsid="00065d47" officeooo:paragraph-rsid="00065d47" style:font-size-asian="12pt" style:font-size-complex="12pt"/>
    </style:style>
    <style:style style:name="P2" style:family="paragraph" style:parent-style-name="Heading_20_4">
      <style:paragraph-properties fo:margin-left="0cm" fo:margin-right="0cm" fo:margin-top="0.635cm" fo:margin-bottom="0.423cm" style:contextual-spacing="false" fo:line-height="125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Calabria" fo:font-size="12pt" fo:letter-spacing="normal" fo:font-style="normal" fo:font-weight="normal" style:font-size-asian="12pt" style:font-size-complex="12pt"/>
    </style:style>
    <style:style style:name="P3" style:family="paragraph" style:parent-style-name="Heading_20_4">
      <style:paragraph-properties fo:margin-left="0cm" fo:margin-right="0cm" fo:margin-top="0.635cm" fo:margin-bottom="0.423cm" style:contextual-spacing="false" fo:line-height="125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Calabria" fo:font-size="12pt" fo:letter-spacing="normal" fo:font-style="normal" fo:font-weight="normal" officeooo:paragraph-rsid="00065d47" style:font-size-asian="12pt" style:font-size-complex="12pt"/>
    </style:style>
    <style:style style:name="P4" style:family="paragraph" style:parent-style-name="Heading_20_4">
      <style:paragraph-properties fo:margin-left="0cm" fo:margin-right="0cm" fo:margin-top="0.635cm" fo:margin-bottom="0.423cm" style:contextual-spacing="false" fo:line-height="125%" fo:text-align="justify" style:justify-single-word="false" fo:orphans="2" fo:widows="2" fo:text-indent="0cm" style:auto-text-indent="false"/>
    </style:style>
    <style:style style:name="P5" style:family="paragraph" style:parent-style-name="Standard">
      <style:paragraph-properties fo:text-align="justify" style:justify-single-word="false"/>
      <style:text-properties style:font-name="Calabria" officeooo:rsid="00065d47" officeooo:paragraph-rsid="00065d47"/>
    </style:style>
    <style:style style:name="P6" style:family="paragraph" style:parent-style-name="Standard">
      <style:paragraph-properties fo:text-align="justify" style:justify-single-word="false"/>
      <style:text-properties style:font-name="Calabria" fo:font-size="16pt" fo:font-weight="bold" officeooo:rsid="00065d47" officeooo:paragraph-rsid="00065d47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Calabria" fo:font-size="12pt" officeooo:rsid="00065d47" officeooo:paragraph-rsid="00065d47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.423cm" style:contextual-spacing="false" fo:text-align="justify" style:justify-single-word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</style:style>
    <style:style style:name="P10" style:family="paragraph" style:parent-style-name="Text_20_body" style:list-style-name="L1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</style:style>
    <style:style style:name="P11" style:family="paragraph" style:parent-style-name="Text_20_body" style:list-style-name="L2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</style:style>
    <style:style style:name="P12" style:family="paragraph" style:parent-style-name="Text_20_body" style:list-style-name="L3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</style:style>
    <style:style style:name="P13" style:family="paragraph" style:parent-style-name="Text_20_body" style:list-style-name="L3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officeooo:paragraph-rsid="0006b0fe"/>
    </style:style>
    <style:style style:name="P14" style:family="paragraph" style:parent-style-name="Text_20_body" style:list-style-name="L4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</style:style>
    <style:style style:name="P15" style:family="paragraph" style:parent-style-name="Text_20_body" style:list-style-name="L4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officeooo:paragraph-rsid="0006b0fe"/>
    </style:style>
    <style:style style:name="P16" style:family="paragraph" style:parent-style-name="Text_20_body" style:list-style-name="L7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</style:style>
    <style:style style:name="P17" style:family="paragraph" style:parent-style-name="Text_20_body" style:list-style-name="L7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officeooo:paragraph-rsid="0006b0fe"/>
    </style:style>
    <style:style style:name="P18" style:family="paragraph" style:parent-style-name="Text_20_body" style:list-style-name="L8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</style:style>
    <style:style style:name="P19" style:family="paragraph" style:parent-style-name="Text_20_body" style:list-style-name="L9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</style:style>
    <style:style style:name="P20" style:family="paragraph" style:parent-style-name="Text_20_body" style:list-style-name="L10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.423cm" style:contextual-spacing="false" fo:text-align="justify" style:justify-single-word="false" fo:orphans="2" fo:widows="2" fo:text-indent="0cm" style:auto-text-indent="false"/>
      <style:text-properties officeooo:paragraph-rsid="00065d47"/>
    </style:style>
    <style:style style:name="P22" style:family="paragraph" style:parent-style-name="Text_20_body">
      <style:paragraph-properties fo:margin-left="0cm" fo:margin-right="0cm" fo:margin-top="0cm" fo:margin-bottom="0.423cm" style:contextual-spacing="false" fo:text-align="justify" style:justify-single-word="false" fo:orphans="2" fo:widows="2" fo:text-indent="0cm" style:auto-text-indent="false"/>
      <style:text-properties officeooo:paragraph-rsid="0006b0fe"/>
    </style:style>
    <style:style style:name="P23" style:family="paragraph" style:parent-style-name="Text_20_body" style:list-style-name="L6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24" style:family="paragraph" style:parent-style-name="Text_20_body" style:list-style-name="L6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06b0fe"/>
    </style:style>
    <style:style style:name="P25" style:family="paragraph" style:parent-style-name="Text_20_body">
      <style:paragraph-properties fo:margin-left="0cm" fo:margin-right="0cm" fo:margin-top="0cm" fo:margin-bottom="0.423cm" style:contextual-spacing="false" fo:text-align="start" style:justify-single-word="false" fo:orphans="2" fo:widows="2" fo:text-indent="0cm" style:auto-text-indent="false"/>
      <style:text-properties officeooo:paragraph-rsid="00065d47"/>
    </style:style>
    <style:style style:name="P26" style:family="paragraph" style:parent-style-name="Text_20_body" style:list-style-name="L5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cccccc" loext:opacity="100%" style:font-name="Calabria" fo:font-size="12pt" fo:letter-spacing="normal" fo:font-style="normal" style:font-size-asian="12pt" style:font-size-complex="12pt"/>
    </style:style>
    <style:style style:name="T5" style:family="text">
      <style:text-properties fo:font-variant="normal" fo:text-transform="none" fo:color="#000000" loext:opacity="100%" style:font-name="Calabria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loext:opacity="100%" style:font-name="Calabria" fo:font-size="12pt" fo:letter-spacing="normal" fo:font-style="normal" fo:font-weight="normal" officeooo:rsid="00065d47" style:font-size-asian="12pt" style:font-size-complex="12pt"/>
    </style:style>
    <style:style style:name="T7" style:family="text">
      <style:text-properties fo:font-variant="normal" fo:text-transform="none" fo:color="#000000" loext:opacity="100%" style:font-name="Calabria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loext:opacity="100%" style:font-name="Calabria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loext:opacity="100%" style:font-name="Calabria" fo:font-size="12pt" fo:letter-spacing="normal" fo:font-style="normal" style:font-size-asian="12pt" style:font-size-complex="12pt"/>
    </style:style>
    <style:style style:name="T10" style:family="text">
      <style:text-properties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ula 04 – Tema 05</text:p>
      <text:p text:style-name="P5"><text:line-break/><text:span text:style-name="T1">Análise das questões e respostas</text:span></text:p>
      <text:p text:style-name="P7"><text:span text:style-name="T3"/></text:p>
      <text:p text:style-name="P7"><text:span text:style-name="T3"/></text:p>
      <text:h text:style-name="P1" text:outline-level="4"><text:bookmark text:name="questão-1-qual-é-o-valor-lógico-de-p--q-quando-p-é-falsa-e-q-é-verdadeira"/><text:span text:style-name="T2">Questão 1</text:span><text:span text:style-name="T10">: Qual é o valor lógico de P → Q quando P é falsa e Q é verdadeira?</text:span></text:h>
      <text:p text:style-name="P8"><text:span text:style-name="Strong_20_Emphasis"><text:span text:style-name="T5"/></text:span></text:p>
      <text:p text:style-name="P8"><text:span text:style-name="Strong_20_Emphasis"><text:span text:style-name="T5">Correta: </text:span></text:span><text:span text:style-name="Strong_20_Emphasis"><text:span text:style-name="T8">A) Verdadeiro</text:span></text:span><text:span text:style-name="T5"> Na tabela-verdade de P → Q, quando P=F e Q=V, o resultado é V. A implicação só é falsa se P=V e Q=F; caso contrário (incluindo P=F), é verdadeira </text:span><text:span text:style-name="T6">pois</text:span><text:span text:style-name="T5"> a "promessa" não é testada.</text:span></text:p>
      <text:list text:style-name="L1">
        <text:list-item>
          <text:p text:style-name="P10"><text:span text:style-name="Strong_20_Emphasis"><text:span text:style-name="T5"><text:s/>B) Falso</text:span></text:span><text:span text:style-name="T5">: Errado. Isso só ocorre se P=V e Q=F (promessa quebrada).</text:span></text:p>
        </text:list-item>
        <text:list-item>
          <text:p text:style-name="P10"><text:span text:style-name="Strong_20_Emphasis"><text:span text:style-name="T5"><text:s/>C) Indefinido</text:span></text:span><text:span text:style-name="T5">: Errado. Lógica proposicional é sempre definida (V ou F), nunca indefinida.</text:span></text:p>
        </text:list-item>
        <text:list-item>
          <text:p text:style-name="P10"><text:span text:style-name="Strong_20_Emphasis"><text:span text:style-name="T5"><text:s/>D) Sempre verdadeiro</text:span></text:span><text:span text:style-name="T5">: Errado. Não é sempre V; falha em um caso específico (P=V, Q=F).</text:span></text:p>
        </text:list-item>
        <text:list-item>
          <text:p text:style-name="P10"><text:span text:style-name="Strong_20_Emphasis"><text:span text:style-name="T5"><text:s/>E) Depende de outra proposição</text:span></text:span><text:span text:style-name="T5">: Errado. O valor depende só de P e Q nessa linha da tabela.</text:span></text:p>
          <text:p text:style-name="P10"><text:span text:style-name="T5"/></text:p>
        </text:list-item>
      </text:list>
      <text:h text:style-name="P3" text:outline-level="4"><text:bookmark text:name="questão-2-na-equivalência-p--q-quando-ela-é-falsa"/><text:span text:style-name="T2">Questão 2</text:span>: Na equivalência P ↔ Q, quando ela é falsa?</text:h>
      <text:list text:style-name="L2">
        <text:list-header>
          <text:p text:style-name="P11"><text:span text:style-name="Strong_20_Emphasis"><text:span text:style-name="T5"/></text:span></text:p>
        </text:list-header>
        <text:list-item>
          <text:p text:style-name="P11"><text:span text:style-name="Strong_20_Emphasis"><text:span text:style-name="T5"><text:s/>A) P verdadeiro, Q verdadeiro</text:span></text:span><text:span text:style-name="T5">: Errado. Ambos V → ↔ é V.</text:span></text:p>
        </text:list-item>
        <text:list-item>
          <text:p text:style-name="P11"><text:span text:style-name="Strong_20_Emphasis"><text:span text:style-name="T5"><text:s/>B) P falso, Q falso</text:span></text:span><text:span text:style-name="T5">: Errado. Ambos F → ↔ é V.</text:span></text:p>
        </text:list-item>
      </text:list>
      <text:p text:style-name="P21"><text:span text:style-name="Strong_20_Emphasis"><text:span text:style-name="T5">Correta: </text:span></text:span><text:span text:style-name="Strong_20_Emphasis"><text:span text:style-name="T8">C) P verdadeiro, Q falso</text:span></text:span><text:span text:style-name="T5"> P ↔ Q é V só quando ambos V ou ambos F. É F quando diferem: (V,F) ou (F,V).</text:span></text:p>
      <text:list text:continue-numbering="true" text:style-name="L2">
        <text:list-item>
          <text:p text:style-name="P11"><text:span text:style-name="Strong_20_Emphasis"><text:span text:style-name="T5"><text:s/>D) Sempre verdadeira</text:span></text:span><text:span text:style-name="T5">: Errado. Falha em dois casos da tabela.</text:span></text:p>
        </text:list-item>
        <text:list-item>
          <text:p text:style-name="P11"><text:span text:style-name="Strong_20_Emphasis"><text:span text:style-name="T5"><text:s/>E) Quando P é indefinido</text:span></text:span><text:span text:style-name="T5">: Errado. Proposições são sempre V ou F; não há indefinido.</text:span></text:p>
        </text:list-item>
      </text:list>
      <text:p text:style-name="P9"><text:span text:style-name="T5"/></text:p>
      <text:p text:style-name="P9"><text:span text:style-name="T5"/></text:p>
      <text:p text:style-name="P9"><text:span text:style-name="T5"/></text:p>
      <text:h text:style-name="P2" text:outline-level="4"><text:bookmark text:name="questão-3-qual-equivalência-notável-representa-p--q"/><text:soft-page-break/><text:span text:style-name="T2">Questão 3</text:span>: Qual equivalência notável representa "P → Q"?</text:h>
      <text:list text:style-name="L3">
        <text:list-item>
          <text:p text:style-name="P13"><text:span text:style-name="Strong_20_Emphasis"><text:span text:style-name="T5"><text:s/>A) ¬P </text:span></text:span><text:span text:style-name="Strong_20_Emphasis"><text:span text:style-name="T9">∧</text:span></text:span><text:span text:style-name="Strong_20_Emphasis"><text:span text:style-name="T5"> Q</text:span></text:span><text:span text:style-name="T5">: Errado. Isso é "não P e Q", falso quando P=V (independente de Q).</text:span></text:p>
        </text:list-item>
      </text:list>
      <text:p text:style-name="P21"><text:span text:style-name="Strong_20_Emphasis"><text:span text:style-name="T5">Correta: </text:span></text:span><text:span text:style-name="Strong_20_Emphasis"><text:span text:style-name="T8">B) ¬P ∨ Q</text:span></text:span><text:span text:style-name="T8"> Equivalência clássica: P → Q ↔ ¬P ∨ Q</text:span><text:span text:style-name="T5">. Verifique na tabela: valores idênticos.</text:span></text:p>
      <text:list text:continue-numbering="true" text:style-name="L3">
        <text:list-item>
          <text:p text:style-name="P13"><text:span text:style-name="Strong_20_Emphasis"><text:span text:style-name="T5"><text:s/>C) P </text:span></text:span><text:span text:style-name="Strong_20_Emphasis"><text:span text:style-name="T9">∧</text:span></text:span><text:span text:style-name="Strong_20_Emphasis"><text:span text:style-name="T5"> ¬Q</text:span></text:span><text:span text:style-name="T5">: Errado. "P e não Q", oposto da implicação (verdadeiro só quando implicação falha).</text:span></text:p>
        </text:list-item>
        <text:list-item>
          <text:p text:style-name="P12"><text:span text:style-name="Strong_20_Emphasis"><text:span text:style-name="T5"><text:s/>D) P ∨ ¬Q</text:span></text:span><text:span text:style-name="T5">: Errado. Tabela diferente: V em mais casos (ex: P=F, Q=F → V, mas P→Q é V aí, mas não equivale totalmente).</text:span></text:p>
        </text:list-item>
        <text:list-item>
          <text:p text:style-name="P12"><text:span text:style-name="Strong_20_Emphasis"><text:span text:style-name="T5"><text:s/>E) ¬(P ∨ Q)</text:span></text:span><text:span text:style-name="T5">: Errado. Isso é ¬P ∧ ¬Q (De Morgan), verdadeiro só se ambos F.</text:span></text:p>
        </text:list-item>
      </text:list>
      <text:p text:style-name="P9"><text:span text:style-name="T5"/></text:p>
      <text:h text:style-name="P2" text:outline-level="4"><text:bookmark text:name="questão-4-de-acordo-com-as-leis-de-de-morgan-p--q-é-equivalente-a"/><text:span text:style-name="T2">Questão 4</text:span>: De acordo com as leis de De Morgan, ¬(P ∧ Q) é equivalente a:</text:h>
      <text:list text:style-name="L4">
        <text:list-item>
          <text:p text:style-name="P15"><text:span text:style-name="Strong_20_Emphasis"><text:span text:style-name="T5"><text:s/>A) ¬P </text:span></text:span><text:span text:style-name="Strong_20_Emphasis"><text:span text:style-name="T9">∧</text:span></text:span><text:span text:style-name="Strong_20_Emphasis"><text:span text:style-name="T5"> ¬Q</text:span></text:span><text:span text:style-name="T5">: Errado. Isso é ¬(P ∨ Q), a outra lei de De Morgan.</text:span></text:p>
        </text:list-item>
      </text:list>
      <text:p text:style-name="P21"><text:span text:style-name="Strong_20_Emphasis"><text:span text:style-name="T5">Correta: </text:span></text:span><text:span text:style-name="Strong_20_Emphasis"><text:span text:style-name="T8">B) ¬P ∨ ¬Q</text:span></text:span><text:span text:style-name="T8"> </text:span><text:span text:style-name="T5">Lei de De Morgan: negação de conjunção vira disjunção de negações. Tabelas iguais.</text:span></text:p>
      <text:list text:continue-numbering="true" text:style-name="L4">
        <text:list-item>
          <text:p text:style-name="P14"><text:span text:style-name="Strong_20_Emphasis"><text:span text:style-name="T5"><text:s/>C) P ∨ Q</text:span></text:span><text:span text:style-name="T5">: Errado. Sem negações; oposto lógico.</text:span></text:p>
        </text:list-item>
        <text:list-item>
          <text:p text:style-name="P15"><text:span text:style-name="Strong_20_Emphasis"><text:span text:style-name="T5"><text:s/>D) ¬P </text:span></text:span><text:span text:style-name="Strong_20_Emphasis"><text:span text:style-name="T9">∧</text:span></text:span><text:span text:style-name="Strong_20_Emphasis"><text:span text:style-name="T5"> Q</text:span></text:span><text:span text:style-name="T5">: Errado. Não equivale; ex: P=F, Q=F → V, mas original ¬(F∧F)=¬F=V, mas em P=V,Q=F: original ¬(V∧F)=¬F=V, mas ¬V∧F=F∧F=F (diferente).</text:span></text:p>
        </text:list-item>
        <text:list-item>
          <text:p text:style-name="P15"><text:span text:style-name="Strong_20_Emphasis"><text:span text:style-name="T5"><text:s/>E) P </text:span></text:span><text:span text:style-name="Strong_20_Emphasis"><text:span text:style-name="T9">∧</text:span></text:span><text:span text:style-name="Strong_20_Emphasis"><text:span text:style-name="T5"> ¬Q</text:span></text:span><text:span text:style-name="T5">: Errado. Não relacionado; tabela distinta.</text:span></text:p>
        </text:list-item>
      </text:list>
      <text:h text:style-name="P2" text:outline-level="4"><text:bookmark text:name="questão-5-qual-propriedade-não-pertence-à-relação-de-equivalência"/><text:span text:style-name="T2">Questão 5</text:span>: Qual propriedade NÃO pertence à relação de equivalência?</text:h>
      <text:list text:style-name="L5">
        <text:list-item>
          <text:p text:style-name="P26"><text:span text:style-name="Strong_20_Emphasis"><text:span text:style-name="T5"><text:s/>A) Reflexiva</text:span></text:span><text:span text:style-name="T5">: Correta propriedade (P↔P).</text:span></text:p>
        </text:list-item>
        <text:list-item>
          <text:p text:style-name="P26"><text:span text:style-name="Strong_20_Emphasis"><text:span text:style-name="T5"><text:s/>B) Simétrica</text:span></text:span><text:span text:style-name="T5">: Correta (P↔Q implica Q↔P).</text:span></text:p>
        </text:list-item>
        <text:list-item>
          <text:p text:style-name="P26"><text:span text:style-name="Strong_20_Emphasis"><text:span text:style-name="T5"><text:s/>C) Transitiva</text:span></text:span><text:span text:style-name="T5">: Correta (encadeia).</text:span></text:p>
        </text:list-item>
      </text:list>
      <text:p text:style-name="P25"><text:span text:style-name="Strong_20_Emphasis"><text:span text:style-name="T5">Correta: </text:span></text:span><text:span text:style-name="Strong_20_Emphasis"><text:span text:style-name="T8">D) Assimétrica</text:span></text:span><text:span text:style-name="T8"> </text:span><text:span text:style-name="T5">Equivalência é reflexiva, simétrica e transitiva (como partições). Assimétrica é oposta de simétrica (se A~B, nem sempre B~A).</text:span></text:p>
      <text:list text:continue-numbering="true" text:style-name="L5">
        <text:list-item>
          <text:p text:style-name="P26"><text:span text:style-name="Strong_20_Emphasis"><text:span text:style-name="T5"><text:s/>E) Todas as acima são propriedades</text:span></text:span><text:span text:style-name="T5">: Errado, pois D não é.</text:span></text:p>
        </text:list-item>
      </text:list>
      <text:h text:style-name="P2" text:outline-level="4"><text:bookmark text:name="questão-6-a-contrapositiva-de-se-chove-levo-guarda-chuva-p--q-é"/><text:soft-page-break/><text:span text:style-name="T2">Questão 6</text:span>: A contrapositiva de "Se chove, levo guarda-chuva" (P → Q) é:</text:h>
      <text:list text:style-name="L6">
        <text:list-item>
          <text:p text:style-name="P23"><text:span text:style-name="Strong_20_Emphasis"><text:span text:style-name="T5"><text:s/>A) Se levo guarda-chuva, chove</text:span></text:span><text:span text:style-name="T5">: Errado. Isso é Q → P (conversa, não equivalente).</text:span></text:p>
        </text:list-item>
      </text:list>
      <text:p text:style-name="P25"><text:span text:style-name="Strong_20_Emphasis"><text:span text:style-name="T5">Correta: </text:span></text:span><text:span text:style-name="Strong_20_Emphasis"><text:span text:style-name="T8">B) Se não levo guarda-chuva, não chove</text:span></text:span><text:span text:style-name="T5"> Contrapositiva: ¬Q → ¬P, equivalente a P → Q.</text:span></text:p>
      <text:list text:continue-numbering="true" text:style-name="L6">
        <text:list-item>
          <text:p text:style-name="P23"><text:span text:style-name="Strong_20_Emphasis"><text:span text:style-name="T5"><text:s/>C) Se não chove, levo guarda-chuva</text:span></text:span><text:span text:style-name="T5">: Errado. ¬P → Q (inversa, não equivalente).</text:span></text:p>
        </text:list-item>
        <text:list-item>
          <text:p text:style-name="P23"><text:span text:style-name="Strong_20_Emphasis"><text:span text:style-name="T5"><text:s/>D) Chove ou levo guarda-chuva</text:span></text:span><text:span text:style-name="T5">: Errado. P ∨ Q, diferente.</text:span></text:p>
        </text:list-item>
        <text:list-item>
          <text:p text:style-name="P24"><text:span text:style-name="Strong_20_Emphasis"><text:span text:style-name="T5"><text:s/>E) Não chove e não levo guarda-chuva</text:span></text:span><text:span text:style-name="T5">: Errado. ¬P </text:span><text:span text:style-name="Strong_20_Emphasis"><text:span text:style-name="T9">∧</text:span></text:span><text:span text:style-name="T5"> ¬Q, só um caso específico.</text:span></text:p>
        </text:list-item>
      </text:list>
      <text:p text:style-name="P9"><text:span text:style-name="T5"/></text:p>
      <text:h text:style-name="P4" text:outline-level="4"><text:bookmark text:name="questão-7-qual-é-o-resultado-de-p"/><text:span text:style-name="T8">Questão 7</text:span><text:span text:style-name="T5">: Qual é o resultado de ¬(¬P)?</text:span></text:h>
      <text:list text:style-name="L7">
        <text:list-item>
          <text:p text:style-name="P16"><text:span text:style-name="Strong_20_Emphasis"><text:span text:style-name="T5"><text:s/>A) ¬P</text:span></text:span><text:span text:style-name="T5">: Errado. Isso é só uma negação.</text:span></text:p>
        </text:list-item>
      </text:list>
      <text:p text:style-name="P21"><text:span text:style-name="Strong_20_Emphasis"><text:span text:style-name="T5">Correta: </text:span></text:span><text:span text:style-name="Strong_20_Emphasis"><text:span text:style-name="T8">B) P</text:span></text:span><text:span text:style-name="T8"> </text:span><text:span text:style-name="T7">Dupla negação: cancela, volta a P.</text:span></text:p>
      <text:list text:continue-numbering="true" text:style-name="L7">
        <text:list-item>
          <text:p text:style-name="P17"><text:span text:style-name="Strong_20_Emphasis"><text:span text:style-name="T5"><text:s/>C) P </text:span></text:span><text:span text:style-name="Strong_20_Emphasis"><text:span text:style-name="T9">∧</text:span></text:span><text:span text:style-name="Strong_20_Emphasis"><text:span text:style-name="T5"> ¬P</text:span></text:span><text:span text:style-name="T5">: Errado. Contradição (sempre F).</text:span></text:p>
        </text:list-item>
        <text:list-item>
          <text:p text:style-name="P16"><text:span text:style-name="Strong_20_Emphasis"><text:span text:style-name="T5"><text:s/>D) P ∨ ¬P</text:span></text:span><text:span text:style-name="T5">: Errado. Tautologia (sempre V).</text:span></text:p>
        </text:list-item>
        <text:list-item>
          <text:p text:style-name="P16"><text:span text:style-name="Strong_20_Emphasis"><text:span text:style-name="T5"><text:s/>E) Indefinido</text:span></text:span><text:span text:style-name="T5">: Errado. Sempre definido como P.</text:span></text:p>
        </text:list-item>
      </text:list>
      <text:p text:style-name="P9"><text:span text:style-name="T5"/></text:p>
      <text:h text:style-name="P2" text:outline-level="4"><text:bookmark text:name="questão-8-na-tabela-verdade-de-p--q-quantas-combinações-tornam-na-falsa"/><text:span text:style-name="T2">Questão 8</text:span>: Na tabela-verdade de P → Q, quantas combinações tornam-na falsa?</text:h>
      <text:list text:style-name="L8">
        <text:list-item>
          <text:p text:style-name="P18"><text:span text:style-name="Strong_20_Emphasis"><text:span text:style-name="T5"><text:s/>A) 0</text:span></text:span><text:span text:style-name="T5">: Errado. Não é tautologia.</text:span></text:p>
        </text:list-item>
      </text:list>
      <text:p text:style-name="P21"><text:span text:style-name="Strong_20_Emphasis"><text:span text:style-name="T5">Correta: </text:span></text:span><text:span text:style-name="Strong_20_Emphasis"><text:span text:style-name="T8">B) 1</text:span></text:span><text:span text:style-name="T5"> Das 4 linhas, só uma: P=V, Q=F.</text:span></text:p>
      <text:list text:continue-numbering="true" text:style-name="L8">
        <text:list-item>
          <text:p text:style-name="P18"><text:span text:style-name="Strong_20_Emphasis"><text:span text:style-name="T5"><text:s/>C) 2</text:span></text:span><text:span text:style-name="T5">: Errado. Equivalência tem 2; implicação tem 1.</text:span></text:p>
        </text:list-item>
        <text:list-item>
          <text:p text:style-name="P18"><text:span text:style-name="Strong_20_Emphasis"><text:span text:style-name="T5"><text:s/>D) 3</text:span></text:span><text:span text:style-name="T5">: Errado. Maioria V (3 de 4).</text:span></text:p>
        </text:list-item>
        <text:list-item>
          <text:p text:style-name="P18"><text:span text:style-name="Strong_20_Emphasis"><text:span text:style-name="T5"><text:s/>E) 4</text:span></text:span><text:span text:style-name="T5">: Errado. Não é contradição.</text:span></text:p>
          <text:p text:style-name="P18"><text:span text:style-name="T5"/></text:p>
        </text:list-item>
      </text:list>
      <text:h text:style-name="P2" text:outline-level="4"><text:bookmark text:name="questão-9-se-p--q-e-q--r-então"/><text:soft-page-break/><text:span text:style-name="T2">Questão 9</text:span>: Se P ↔ Q e Q ↔ R, então:</text:h>
      <text:list text:style-name="L9">
        <text:list-item>
          <text:p text:style-name="P19"><text:span text:style-name="Strong_20_Emphasis"><text:span text:style-name="T5"><text:s/>A) P → Q apenas</text:span></text:span><text:span text:style-name="T5">: Errado. Já temos ↔, mais forte que →.</text:span></text:p>
        </text:list-item>
      </text:list>
      <text:p text:style-name="P22"><text:span text:style-name="Strong_20_Emphasis"><text:span text:style-name="T5">Correta: </text:span></text:span><text:span text:style-name="Strong_20_Emphasis"><text:span text:style-name="T8">B) P ↔ R</text:span></text:span><text:span text:style-name="T5"> Propriedade transitiva da equivalência.</text:span></text:p>
      <text:list text:continue-numbering="true" text:style-name="L9">
        <text:list-item>
          <text:p text:style-name="P19"><text:span text:style-name="Strong_20_Emphasis"><text:span text:style-name="T5"><text:s/>C) Q → P</text:span></text:span><text:span text:style-name="T5">: Errado. Já implícito, mas incompleto (resposta é mais forte).</text:span></text:p>
        </text:list-item>
        <text:list-item>
          <text:p text:style-name="P19"><text:span text:style-name="Strong_20_Emphasis"><text:span text:style-name="T5"><text:s/>D) ¬P ∨ R</text:span></text:span><text:span text:style-name="T5">: Errado. Não necessariamente equivalente.</text:span></text:p>
        </text:list-item>
        <text:list-item>
          <text:p text:style-name="P19"><text:span text:style-name="Strong_20_Emphasis"><text:span text:style-name="T5"><text:s/>E) Nenhuma relação</text:span></text:span><text:span text:style-name="T5">: Errado. Transitividade garante P ↔ R.</text:span></text:p>
          <text:p text:style-name="P19"><text:span text:style-name="T5"/></text:p>
        </text:list-item>
      </text:list>
      <text:h text:style-name="P2" text:outline-level="4"><text:bookmark text:name="questão-10-qual-propriedade-da-implicação-permite-encadear-p--q-e-q--r-implica"/><text:span text:style-name="T2">Questão 10</text:span>: Qual propriedade da implicação permite encadear? (P → Q e Q → R implica...)</text:h>
      <text:list text:style-name="L10">
        <text:list-item>
          <text:p text:style-name="P20"><text:span text:style-name="Strong_20_Emphasis"><text:span text:style-name="T5"><text:s/>A) Reflexividade</text:span></text:span><text:span text:style-name="T5">: Errado. É P → P, mas não sobre encadeamento.</text:span></text:p>
        </text:list-item>
        <text:list-item>
          <text:p text:style-name="P20"><text:span text:style-name="Strong_20_Emphasis"><text:span text:style-name="T5"><text:s/>B) Simetria</text:span></text:span><text:span text:style-name="T5">: Errado. Implicação não é simétrica.</text:span></text:p>
        </text:list-item>
      </text:list>
      <text:p text:style-name="P22"><text:span text:style-name="Strong_20_Emphasis"><text:span text:style-name="T5">Correta: </text:span></text:span><text:span text:style-name="Strong_20_Emphasis"><text:span text:style-name="T8">C) Transitividade</text:span></text:span><text:span text:style-name="T5"> Implicação é transitiva: encadeia assim.</text:span></text:p>
      <text:list text:continue-numbering="true" text:style-name="L10">
        <text:list-item>
          <text:p text:style-name="P20"><text:span text:style-name="Strong_20_Emphasis"><text:span text:style-name="T5"><text:s/>D) Antissimetria</text:span></text:span><text:span text:style-name="T5">: Errado. Para ordens parciais, não básica aqui.</text:span></text:p>
        </text:list-item>
        <text:list-item>
          <text:p text:style-name="P20"><text:span text:style-name="Strong_20_Emphasis"><text:span text:style-name="T5"><text:s/>E) Totalidade</text:span></text:span><text:span text:style-name="T5">: Errado. Não comparável (ex: P e ¬P não implicam).</text:span></text:p>
        </text:list-item>
      </text:list>
      <text:p text:style-name="P7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bria" svg:font-family="Cala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5T15:20:53.777275342</meta:creation-date>
    <dc:date>2026-03-05T15:37:45.976579671</dc:date>
    <meta:editing-duration>PT6M10S</meta:editing-duration>
    <meta:editing-cycles>1</meta:editing-cycles>
    <meta:document-statistic meta:table-count="0" meta:image-count="0" meta:object-count="0" meta:page-count="4" meta:paragraph-count="66" meta:word-count="811" meta:character-count="4216" meta:non-whitespace-character-count="3469"/>
    <meta:generator>LibreOffice/24.2.7.2$Linux_X86_64 LibreOffice_project/420$Build-2</meta:generator>
  </office:meta>
</office:document-meta>
</file>